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table:style-name="Default"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SOIC-8_3.9x4.9mm_Pitch1.27mm</text:p>
          </table:table-cell>
          <table:table-cell office:value-type="float" office:value="1">
            <text:p>1</text:p>
          </table:table-cell>
          <table:table-cell office:value-type="string">
            <text:p>NCP81071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,C3,C7,C8,C11</text:p>
          </table:table-cell>
          <table:table-cell office:value-type="string">
            <text:p>C_0603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,C5,C9,C10</text:p>
          </table:table-cell>
          <table:table-cell office:value-type="string">
            <text:p>C_0603</text:p>
          </table:table-cell>
          <table:table-cell office:value-type="float" office:value="4">
            <text:p>4</text:p>
          </table:table-cell>
          <table:table-cell office:value-type="string">
            <text:p>1u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1,D2</text:p>
          </table:table-cell>
          <table:table-cell office:value-type="string">
            <text:p>Diode-SMA_Standard</text:p>
          </table:table-cell>
          <table:table-cell office:value-type="float" office:value="2">
            <text:p>2</text:p>
          </table:table-cell>
          <table:table-cell office:value-type="string">
            <text:p>SS2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3,D4</text:p>
          </table:table-cell>
          <table:table-cell office:value-type="string">
            <text:p>MELF_Standard</text:p>
          </table:table-cell>
          <table:table-cell office:value-type="float" office:value="2">
            <text:p>2</text:p>
          </table:table-cell>
          <table:table-cell office:value-type="string">
            <text:p>ZMY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1,R3</text:p>
          </table:table-cell>
          <table:table-cell office:value-type="string">
            <text:p>R_1206</text:p>
          </table:table-cell>
          <table:table-cell office:value-type="float" office:value="2">
            <text:p>2</text:p>
          </table:table-cell>
          <table:table-cell office:value-type="string">
            <text:p>4R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2,R4</text:p>
          </table:table-cell>
          <table:table-cell office:value-type="string">
            <text:p>R_12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1</text:p>
          </table:table-cell>
          <table:table-cell office:value-type="string">
            <text:p>GateTR10x4_HV</text:p>
          </table:table-cell>
          <table:table-cell office:value-type="float" office:value="1">
            <text:p>1</text:p>
          </table:table-cell>
          <table:table-cell office:value-type="string">
            <text:p>GateTR10x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2</text:p>
          </table:table-cell>
          <table:table-cell office:value-type="string">
            <text:p>GateDriverSub</text:p>
          </table:table-cell>
          <table:table-cell office:value-type="float" office:value="1">
            <text:p>1</text:p>
          </table:table-cell>
          <table:table-cell office:value-type="string">
            <text:p>GateDrive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1,C6</text:p>
          </table:table-cell>
          <table:table-cell office:value-type="string">
            <text:p>C_0603</text:p>
          </table:table-cell>
          <table:table-cell office:value-type="float" office:value="2">
            <text:p>2</text:p>
          </table:table-cell>
          <table:table-cell office:value-type="string">
            <text:p>NP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</text:p>
          </table:table-cell>
          <table:table-cell office:value-type="string">
            <text:p>MH6</text:p>
          </table:table-cell>
          <table:table-cell office:value-type="float" office:value="1">
            <text:p>1</text:p>
          </table:table-cell>
          <table:table-cell office:value-type="string">
            <text:p>MountingHole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28.09.2016</text:date>, <text:time>00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8T00:05:20.87</dc:date>
    <dc:creator>Kurt Skauen</dc:creator>
    <meta:generator>OpenOffice/4.0.1$Win32 OpenOffice.org_project/401m5$Build-9714</meta:generator>
    <meta:editing-duration>PT23M51S</meta:editing-duration>
    <meta:editing-cycles>1</meta:editing-cycles>
    <meta:document-statistic meta:table-count="1" meta:cell-count="61" meta:object-count="0"/>
  </office:meta>
</office:document-meta>
</file>